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A56000022865AB54ECC.svm"/>
  <manifest:file-entry manifest:media-type="" manifest:full-path="Pictures/2000000700005619000030FE09778773.svm"/>
  <manifest:file-entry manifest:media-type="" manifest:full-path="Pictures/2000000700005123000068499DDE84E9.svm"/>
  <manifest:file-entry manifest:media-type="" manifest:full-path="Pictures/2000000700006353000040301CFAA378.svm"/>
  <manifest:file-entry manifest:media-type="" manifest:full-path="Pictures/200000070000631F0000172841F405D8.svm"/>
  <manifest:file-entry manifest:media-type="" manifest:full-path="Pictures/2000000700007B9D0000133A8FD092B2.svm"/>
  <manifest:file-entry manifest:media-type="" manifest:full-path="Pictures/200000070000615D000039ADA4F9391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Nexa" svg:font-family="Nexa"/>
    <style:font-face style:name="Nexa1" svg:font-family="Nexa, Monsterrat, 'Helvetica Neue', Helvetica, Arial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3.1035in" table:align="left" fo:background-color="transparent">
        <style:background-image/>
      </style:table-properties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2.9361in"/>
    </style:style>
    <style:style style:name="Table1.A1" style:family="table-cell">
      <style:table-cell-properties style:vertical-align="middle" fo:background-color="#354a5f" fo:padding="0.0194in" fo:border="none">
        <style:background-image/>
      </style:table-cell-properties>
    </style:style>
    <style:style style:name="Table1.B1" style:family="table-cell">
      <style:table-cell-properties style:vertical-align="middle" fo:padding="0.0194in" fo:border="none"/>
    </style:style>
    <style:style style:name="Table2" style:family="table">
      <style:table-properties style:width="4.0785in" table:align="left" fo:background-color="transparent">
        <style:background-image/>
      </style:table-properties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3.9111in"/>
    </style:style>
    <style:style style:name="Table2.A1" style:family="table-cell">
      <style:table-cell-properties style:vertical-align="middle" fo:background-color="#354a5f" fo:padding="0.0194in" fo:border="non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3" style:family="table">
      <style:table-properties style:width="3.4521in" table:align="left" fo:background-color="transparent">
        <style:background-image/>
      </style:table-properties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3.2014in"/>
    </style:style>
    <style:style style:name="Table3.A1" style:family="table-cell">
      <style:table-cell-properties style:vertical-align="middle" fo:background-color="#354a5f" fo:padding="0.0194in" fo:border="none">
        <style:background-image/>
      </style:table-cell-properties>
    </style:style>
    <style:style style:name="Table3.B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variant="normal" fo:text-transform="none" fo:color="#354a5f" style:font-name="Times New Roman" fo:font-size="12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in" fo:line-height="142%" fo:text-indent="0in" style:auto-text-indent="false" fo:background-color="#354a5f" fo:padding="0.0193in" fo:border="0.0008in solid #777777">
        <style:background-image/>
      </style:paragraph-properties>
      <style:text-properties fo:color="#ffffff" style:font-name="Menlo" fo:font-size="10.5pt"/>
    </style:style>
    <style:style style:name="P6" style:family="paragraph" style:parent-style-name="Preformatted_20_Text">
      <style:paragraph-properties fo:margin-left="0in" fo:margin-right="0in" fo:margin-top="0in" fo:margin-bottom="0in" fo:line-height="142%" fo:text-indent="0in" style:auto-text-indent="false" fo:background-color="transparent" fo:padding="0in" fo:border="none">
        <style:background-image/>
      </style:paragraph-properties>
      <style:text-properties fo:color="#ffffff" style:font-name="Menlo" fo:font-size="10.5pt"/>
    </style:style>
    <style:style style:name="P7" style:family="paragraph" style:parent-style-name="Preformatted_20_Text">
      <style:paragraph-properties fo:margin-left="0in" fo:margin-right="0in" fo:margin-top="0in" fo:margin-bottom="0in" fo:line-height="142%" fo:text-indent="0in" style:auto-text-indent="false" fo:background-color="transparent" fo:padding="0in" fo:border="none">
        <style:background-image/>
      </style:paragraph-properties>
      <style:text-properties fo:color="#ffffff"/>
    </style:style>
    <style:style style:name="P8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.0193in" fo:border="0.0008in solid #354a5f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Preformatted_20_Text">
      <style:paragraph-properties fo:margin-top="0in" fo:margin-bottom="0in" fo:line-height="142%" fo:background-color="#354a5f" fo:padding="0.0193in" fo:border="0.0008in solid #777777">
        <style:background-image/>
      </style:paragraph-properties>
      <style:text-properties fo:color="#ffffff" style:font-name="Menlo" fo:font-size="10.5pt"/>
    </style:style>
    <style:style style:name="P12" style:family="paragraph" style:parent-style-name="Preformatted_20_Text">
      <style:paragraph-properties fo:margin-top="0in" fo:margin-bottom="0in" fo:line-height="142%" fo:background-color="#354a5f" fo:padding="0.0193in" fo:border="0.0008in solid #777777">
        <style:background-image/>
      </style:paragraph-properties>
      <style:text-properties fo:color="#ffffff"/>
    </style:style>
    <style:style style:name="P13" style:family="paragraph" style:parent-style-name="Preformatted_20_Text">
      <style:paragraph-properties fo:margin-top="0in" fo:margin-bottom="0in" fo:line-height="142%" fo:background-color="#354a5f" fo:padding="0.0193in" fo:border="0.0008in solid #777777">
        <style:background-image/>
      </style:paragraph-properties>
    </style:style>
    <style:style style:name="P14" style:family="paragraph" style:parent-style-name="Preformatted_20_Text">
      <style:paragraph-properties fo:margin-top="0in" fo:margin-bottom="0in" fo:line-height="142%" fo:background-color="transparent" fo:padding="0in" fo:border="none">
        <style:background-image/>
      </style:paragraph-properties>
      <style:text-properties fo:color="#ffffff" style:font-name="Menlo" fo:font-size="10.5pt"/>
    </style:style>
    <style:style style:name="P15" style:family="paragraph" style:parent-style-name="Preformatted_20_Text">
      <style:paragraph-properties fo:margin-top="0in" fo:margin-bottom="0in" fo:line-height="142%" fo:background-color="transparent" fo:padding="0in" fo:border="none">
        <style:background-image/>
      </style:paragraph-properties>
      <style:text-properties fo:color="#ffffff"/>
    </style:style>
    <style:style style:name="P16" style:family="paragraph" style:parent-style-name="Text_20_body">
      <style:text-properties fo:font-variant="normal" fo:text-transform="none" fo:color="#364a5f" style:font-name="Nexa" fo:font-size="12pt" fo:letter-spacing="normal" fo:font-style="normal" fo:font-weight="bold" fo:background-color="#ffffff" style:font-weight-asian="normal" style:font-weight-complex="normal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>
      <style:text-properties fo:font-weight="normal" style:font-weight-asian="normal" style:font-weight-complex="normal"/>
    </style:style>
    <style:style style:name="P20" style:family="paragraph" style:parent-style-name="Standard" style:list-style-name="L4">
      <style:text-properties fo:font-weight="normal" style:font-weight-asian="normal" style:font-weight-complex="normal"/>
    </style:style>
    <style:style style:name="P21" style:family="paragraph" style:parent-style-name="Standard" style:list-style-name="L5">
      <style:text-properties fo:font-weight="normal" style:font-weight-asian="normal" style:font-weight-complex="normal"/>
    </style:style>
    <style:style style:name="P22" style:family="paragraph" style:parent-style-name="Standard" style:list-style-name="L6"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f552d" fo:font-weight="bold"/>
    </style:style>
    <style:style style:name="T4" style:family="text">
      <style:text-properties fo:color="#f1a640" fo:font-weight="bold"/>
    </style:style>
    <style:style style:name="T5" style:family="text">
      <style:text-properties fo:font-variant="normal" fo:text-transform="none" fo:color="#364a5f" style:font-name="Nexa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44a5f" style:font-name="Nexa1" fo:font-size="12pt" fo:letter-spacing="normal" fo:font-style="normal" fo:font-weight="bold" fo:background-color="#ffffff"/>
    </style:style>
    <style:style style:name="T7" style:family="text">
      <style:text-properties fo:font-variant="normal" fo:text-transform="none" fo:color="#344a5f" style:font-name="Nexa1" fo:font-size="12pt" fo:letter-spacing="normal" fo:font-style="normal" fo:font-weight="normal" fo:background-color="#ffffff" style:font-weight-asian="normal" style:font-weight-complex="normal"/>
    </style:style>
    <style:style style:name="T8" style:family="text">
      <style:text-properties fo:color="#61c08d"/>
    </style:style>
    <style:style style:name="T9" style:family="text">
      <style:text-properties fo:color="#61c08d" style:font-name="Menlo" fo:font-size="10.5pt"/>
    </style:style>
    <style:style style:name="T10" style:family="text">
      <style:text-properties style:font-name="Menlo" fo:font-size="10.5pt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29196481195837768" text:style-name="L1">
        <text:list-item>
          <text:p text:style-name="P17">When typing text out in console.logs, use command \n to add a line break and \t to add a tab, without having to use an entirely new function.</text:p>
        </text:list-item>
      </text:list>
      <text:p text:style-name="Standard"/>
      <text:p text:style-name="Standard">Example:</text:p>
      <text:p text:style-name="Standard"><text:tab/>console.log(“Hello\nWorld”); <text:s/>Will print:</text:p>
      <text:p text:style-name="Standard"><text:tab/><text:tab/>Hello</text:p>
      <text:p text:style-name="Standard"><text:tab/><text:tab/>World</text:p>
      <text:p text:style-name="Standard"><text:tab/>and console.log(“Hello\tWorld”); Will print:</text:p>
      <text:p text:style-name="Standard"><text:tab/><text:tab/>Hello<text:tab/>World.</text:p>
      <text:p text:style-name="Standard"/>
      <text:list xml:id="list5703873670227836325" text:style-name="L2">
        <text:list-item>
          <text:p text:style-name="P18">Let vs Const</text:p>
        </text:list-item>
        <text:list-item>
          <text:p text:style-name="P18">Let assigns a variable with a value, whereas const assigns a variable with a value that <text:span text:style-name="T1">cannot</text:span> be changed.</text:p>
        </text:list-item>
      </text:list>
      <text:p text:style-name="Standard">Example:</text:p>
      <text:p text:style-name="Standard"><text:tab/>let manavalue = 4;</text:p>
      <text:p text:style-name="Standard"><text:tab/>manavalue = 17;</text:p>
      <text:p text:style-name="Standard"><text:tab/>console.log(manavalue); will print out:</text:p>
      <text:p text:style-name="Standard"><text:tab/><text:tab/><text:span text:style-name="T1">17</text:span></text:p>
      <text:p text:style-name="P1"><text:tab/></text:p>
      <text:p text:style-name="Standard"><text:span text:style-name="T1"><text:tab/></text:span><text:span text:style-name="T2">const manavalue = 4;</text:span></text:p>
      <text:p text:style-name="P3"><text:tab/>manavalue = 17;</text:p>
      <text:p text:style-name="P3"><text:tab/>console.log(manavalue); will print out:</text:p>
      <text:p text:style-name="P3"><text:tab/><text:tab/>ERROR: variable assigned to one that was already constant!</text:p>
      <text:p text:style-name="P3"/>
      <text:p text:style-name="P3"><draw:frame draw:style-name="fr1" draw:name="graphics1" text:anchor-type="paragraph" svg:width="6.9252in" svg:height="4.102in" draw:z-index="0"><draw:image xlink:href="Pictures/200000070000615D000039ADA4F9391C.svm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3">This is used for compounding variables:</text:p>
      <text:p text:style-name="P3"/>
      <text:p text:style-name="P3">Example:</text:p>
      <text:p text:style-name="P3"><text:tab/>let manavalue = 1</text:p>
      <text:p text:style-name="P3"><text:tab/>manavalue = manavalue + 1</text:p>
      <text:p text:style-name="P3"><text:tab/>console.log(manavalue);</text:p>
      <text:p text:style-name="P3">Prints:</text:p>
      <text:p text:style-name="P3"><text:tab/>2</text:p>
      <text:p text:style-name="P3"/>
      <text:p text:style-name="P3"><draw:frame draw:style-name="fr1" draw:name="graphics2" text:anchor-type="paragraph" svg:width="6.9252in" svg:height="1.6173in" draw:z-index="1"><draw:image xlink:href="Pictures/200000070000631F0000172841F405D8.svm" xlink:type="simple" xlink:show="embed" xlink:actuate="onLoad"/></draw:frame></text:p>
      <text:p text:style-name="P3"/>
      <text:p text:style-name="P3"><text:tab/>To turn code of strings into numbers, all you have to do is type number(variable). This will convert your variable to number.</text:p>
      <text:p text:style-name="P3">Example:</text:p>
      <text:p text:style-name="Standard"><text:span text:style-name="T2"><text:tab/></text:span><text:span text:style-name="T5">Examp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1</text:p>
            <text:p text:style-name="P14">2</text:p>
            <text:p text:style-name="P6">3</text:p>
          </table:table-cell>
          <table:table-cell table:style-name="Table1.B1" office:value-type="string">
            <text:p text:style-name="P5">console.log(String(<text:span text:style-name="T3">17</text:span>));</text:p>
            <text:p text:style-name="P11">console.log(String(<text:span text:style-name="T3">123.45</text:span>));</text:p>
            <text:p text:style-name="P11">console.log(<text:span text:style-name="T4">typeof</text:span> String(<text:span text:style-name="T3">123.45</text:span>));</text:p>
          </table:table-cell>
        </table:table-row>
      </table:table>
      <text:p text:style-name="P3"/>
      <text:p text:style-name="P3">Output</text:p>
      <text:p text:style-name="P3"><text:tab/>17</text:p>
      <text:p text:style-name="P3"><text:tab/>123.45</text:p>
      <text:p text:style-name="P3"><text:tab/>String</text:p>
      <text:p text:style-name="P3"/>
      <text:p text:style-name="P3">If you want the program to ask for input, use the following cod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1</text:p>
            <text:p text:style-name="P14">2</text:p>
            <text:p text:style-name="P6">3</text:p>
          </table:table-cell>
          <table:table-cell table:style-name="Table2.B1" office:value-type="string">
            <text:p text:style-name="P5"><text:span text:style-name="T4">const</text:span> input = require(<text:span text:style-name="T8">'readline-sync'</text:span>);</text:p>
            <text:p text:style-name="P13"/>
            <text:p text:style-name="P11"><text:span text:style-name="T4">let</text:span> info = input.question(<text:span text:style-name="T8">"Question text... "</text:span>);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">An example of input code:</text:p>
      <text:p text:style-name="P3"><draw:frame draw:style-name="fr2" draw:name="graphics3" text:anchor-type="paragraph" svg:width="6.9252in" svg:height="3.9398in" draw:z-index="2"><draw:image xlink:href="Pictures/2000000700005619000030FE09778773.svm" xlink:type="simple" xlink:show="embed" xlink:actuate="onLoad"/></draw:frame></text:p>
      <text:p text:style-name="P3"/>
      <text:p text:style-name="P1">Booleans</text:p>
      <text:list xml:id="list8098070515429321579" text:style-name="L3">
        <text:list-item>
          <text:p text:style-name="P19">You can use the type converter command to turn things into Booleans.</text:p>
        </text:list-item>
        <text:list-item>
          <text:p text:style-name="P19"><draw:frame draw:style-name="fr2" draw:name="graphics4" text:anchor-type="paragraph" svg:width="6.7957in" svg:height="1.1575in" draw:z-index="3"><draw:image xlink:href="Pictures/2000000700007B9D0000133A8FD092B2.svm" xlink:type="simple" xlink:show="embed" xlink:actuate="onLoad"/></draw:frame>Strings are considered to be <text:span text:style-name="T1">true </text:span>as long as they have at least 1 character in the string. So a blank message will yield a false.</text:p>
        </text:list-item>
        <text:list-item>
          <text:p text:style-name="P19">According to the chart below, letters that are earlier in the alphabet have a lower character value than letters later in the alphabet. ( a &lt; b for example.)</text:p>
        </text:list-item>
      </text:list>
      <text:p text:style-name="P3"><draw:frame draw:style-name="fr2" draw:name="graphics5" text:anchor-type="paragraph" svg:width="6.6752in" svg:height="4.3134in" draw:z-index="4"><draw:image xlink:href="Pictures/2000000700006353000040301CFAA378.svm" xlink:type="simple" xlink:show="embed" xlink:actuate="onLoad"/></draw:frame><text:soft-page-break/></text:p>
      <text:p text:style-name="P3"/>
      <text:p text:style-name="P1">Logical Operators</text:p>
      <text:list xml:id="list3343055739585563425" text:style-name="L4">
        <text:list-item>
          <text:p text:style-name="P20">&amp;&amp;: The result will be true ONLY if both operations are true.</text:p>
        </text:list-item>
        <text:list-item>
          <text:p text:style-name="P20">|| : This is the OR function. It will return true only if at least one of the two statements are true.</text:p>
        </text:list-item>
      </text:list>
      <text:p text:style-name="P3"><draw:frame draw:style-name="fr2" draw:name="graphics6" text:anchor-type="paragraph" svg:width="6.9252in" svg:height="2.6465in" draw:z-index="5"><draw:image xlink:href="Pictures/2000000700005A56000022865AB54ECC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">Conditionals else/if statements</text:p>
      <text:list xml:id="list8701891625443131335" text:style-name="L5">
        <text:list-item>
          <text:p text:style-name="P21">When typing an else/if statement, make sure to put a line break after the { to create a dropdown box for better aesthetic sortings.</text:p>
          <text:list>
            <text:list-item>
              <text:p text:style-name="P21">For example: </text:p>
            </text:list-item>
          </text:list>
        </text:list-item>
      </text:list>
      <text:p text:style-name="P3"><text:tab/><text:tab/><text:span text:style-name="T1">DO: <text:s text:c="4"/></text:span>if (x &gt; y) {</text:p>
      <text:p text:style-name="P3"><text:tab/><text:tab/><text:tab/>console.log(“Bigger number baybee”);}</text:p>
      <text:p text:style-name="P3"><text:tab/><text:tab/><text:span text:style-name="T1">DON'T: <text:s text:c="6"/></text:span>if (x &gt; y)</text:p>
      <text:p text:style-name="P3"><text:tab/><text:tab/><text:tab/><text:tab/>{console.log(“Bigger number baybee);}</text:p>
      <text:p text:style-name="P3"/>
      <text:p text:style-name="P3"/>
      <text:p text:style-name="P3"/>
      <text:p text:style-name="P16">Exampl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/><text:span text:style-name="T10">1</text:span></text:p>
            <text:p text:style-name="P15"><text:s/><text:span text:style-name="T10">2</text:span></text:p>
            <text:p text:style-name="P15"><text:s/><text:span text:style-name="T10">3</text:span></text:p>
            <text:p text:style-name="P15"><text:s/><text:span text:style-name="T10">4</text:span></text:p>
            <text:p text:style-name="P15"><text:s/><text:span text:style-name="T10">5</text:span></text:p>
            <text:p text:style-name="P15"><text:s/><text:span text:style-name="T10">6</text:span></text:p>
            <text:p text:style-name="P15"><text:s/><text:span text:style-name="T10">7</text:span></text:p>
            <text:p text:style-name="P15"><text:s/><text:span text:style-name="T10">8</text:span></text:p>
            <text:p text:style-name="P15"><text:s/><text:span text:style-name="T10">9</text:span></text:p>
            <text:p text:style-name="P14">10</text:p>
            <text:p text:style-name="P14">11</text:p>
            <text:p text:style-name="P6">12</text:p>
          </table:table-cell>
          <table:table-cell table:style-name="Table3.B1" office:value-type="string">
            <text:p text:style-name="P5"><text:span text:style-name="T4">let</text:span> x = <text:span text:style-name="T3">10</text:span>;</text:p>
            <text:p text:style-name="P11"><text:span text:style-name="T4">let</text:span> y = <text:span text:style-name="T3">20</text:span>;</text:p>
            <text:p text:style-name="P13"/>
            <text:p text:style-name="P11"><text:span text:style-name="T4">if</text:span> (x &gt; y) {</text:p>
            <text:p text:style-name="P12"><text:s text:c="3"/><text:span text:style-name="T10">console.log(</text:span><text:span text:style-name="T9">"x is greater than y"</text:span><text:span text:style-name="T10">);</text:span></text:p>
            <text:p text:style-name="P11">} <text:span text:style-name="T4">else</text:span> <text:span text:style-name="T4">if</text:span> (x &lt; y) {</text:p>
            <text:p text:style-name="P12"><text:s text:c="3"/><text:span text:style-name="T10">console.log(</text:span><text:span text:style-name="T9">"x is less than y"</text:span><text:span text:style-name="T10">);</text:span></text:p>
            <text:p text:style-name="P11">} <text:span text:style-name="T4">else</text:span> <text:span text:style-name="T4">if</text:span> (x % <text:span text:style-name="T3">5</text:span> === <text:span text:style-name="T3">0</text:span>) {</text:p>
            <text:p text:style-name="P12"><text:s text:c="3"/><text:span text:style-name="T10">console.log(</text:span><text:span text:style-name="T9">"x is divisible by 5"</text:span><text:span text:style-name="T10">);</text:span></text:p>
            <text:p text:style-name="P11">} <text:span text:style-name="T4">else</text:span> <text:span text:style-name="T4">if</text:span> (x % <text:span text:style-name="T3">2</text:span> === <text:span text:style-name="T3">0</text:span>) {</text:p>
            <text:p text:style-name="P12"><text:s text:c="3"/><text:span text:style-name="T10">console.log(</text:span><text:span text:style-name="T9">"x is even"</text:span><text:span text:style-name="T10">);</text:span></text:p>
            <text:p text:style-name="P11">}</text:p>
          </table:table-cell>
        </table:table-row>
      </table:table>
      <text:p text:style-name="P8"><text:span text:style-name="Strong_20_Emphasis"><text:span text:style-name="T6">Output: </text:span></text:span><text:span text:style-name="Strong_20_Emphasis"><text:span text:style-name="T7">x is less than y.</text:span></text:span></text:p>
      <text:p text:style-name="P1"/>
      <text:p text:style-name="P1"/>
      <text:p text:style-name="P4"/>
      <text:p text:style-name="P3">We can construct conditionals using if, else if, and else with a lot of flexibility. The only rules are:</text:p>
      <text:p text:style-name="P3"/>
      <text:list xml:id="list1056233534577510145" text:style-name="L6">
        <text:list-item>
          <text:p text:style-name="P22">We may not use else or else if without a preceding if statement.else and else if clauses are optional.</text:p>
        </text:list-item>
        <text:list-item>
          <text:p text:style-name="P22">Multiple else if statements may follow the if statement, but they must precede the else clause, if one is present.</text:p>
        </text:list-item>
        <text:list-item>
          <text:p text:style-name="P22">Only one else clause may be used.</text:p>
        </text:list-item>
        <text:list-item>
          <text:p text:style-name="P22">Regardless of the complexity of a conditional, no more than one of the code blocks will be executed.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Fresh Start Notes</text:p>
      <text:p text:style-name="P2"/>
      <text:p text:style-name="P2"/>
      <text:p text:style-name="P2"/>
      <text:p text:style-name="P2"/>
      <text:p text:style-name="P9">Hexadecimal: <text:span text:style-name="T2">How computers understand letters and numbers.</text:span></text:p>
      <text:p text:style-name="P23"/>
      <text:p text:style-name="P9">Compiler: <text:span text:style-name="T2">The tool used to convert code into binary, so the computer gets it. </text:span><text:span text:style-name="T11">(Telling a computer to compile a code is the equivalent of telling it to execute a function.)</text:span></text:p>
      <text:p text:style-name="P24"/>
      <text:p text:style-name="P10">Front-End Development: <text:span text:style-name="T2">The UI and visuals of a site.</text:span></text:p>
      <text:p text:style-name="P25"/>
      <text:p text:style-name="P10">Back-End Development: <text:span text:style-name="T2">The data collection and behind the scenes stuff.</text:span></text:p>
      <text:p text:style-name="P25"/>
      <text:p text:style-name="P25"/>
      <text:p text:style-name="P9"><text:span text:style-name="T11">PAT </text:span><text:span text:style-name="T12">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</text:span></text:p>
      <text:p text:style-name="P9"><text:span text:style-name="T12"/></text:p>
      <text:p text:style-name="P9"><draw:frame draw:style-name="fr3" draw:name="graphics7" text:anchor-type="paragraph" svg:width="6.9252in" svg:height="8.9in" draw:z-index="6"><draw:image xlink:href="Pictures/2000000700005123000068499DDE84E9.svm" xlink:type="simple" xlink:show="embed" xlink:actuate="onLoad"/></draw:frame><text:soft-page-break/><text:span text:style-name="T12"/></text:p>
      <text:p text:style-name="P9"><text:span text:style-name="T12"/></text:p>
      <text:p text:style-name="P9"><text:soft-page-break/><text:span text:style-name="T12"/></text:p>
      <text:p text:style-name="P9"><text:span text:style-name="T12"/></text:p>
      <text:p text:style-name="P9"><text:span text:style-name="T13">// </text:span><text:span text:style-name="T12">is used for making comments</text:span></text:p>
      <text:p text:style-name="P9"><text:span text:style-name="T12">/*This is used</text:span></text:p>
      <text:p text:style-name="P9"><text:span text:style-name="T12">for making multi line comments.*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Nexa" svg:font-family="Nexa"/>
    <style:font-face style:name="Nexa1" svg:font-family="Nexa, Monsterrat, 'Helvetica Neue', Helvetica, Arial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ゴシック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shadow="non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ＭＳ Ｐゴシック1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ゴシック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ＭＳ Ｐゴシック1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B</meta:initial-creator>
    <meta:creation-date>2022-08-11T09:27:31.89</meta:creation-date>
    <dc:date>2023-08-16T14:04:17.96</dc:date>
    <dc:creator>Jonathan B</dc:creator>
    <meta:editing-duration>PT13H41M51S</meta:editing-duration>
    <meta:editing-cycles>14</meta:editing-cycles>
    <meta:generator>OpenOffice/4.1.7$Win32 OpenOffice.org_project/417m1$Build-9800</meta:generator>
    <meta:document-statistic meta:table-count="3" meta:image-count="7" meta:object-count="0" meta:page-count="8" meta:paragraph-count="99" meta:word-count="579" meta:character-count="3265"/>
  </office:meta>
</office:document-meta>
</file>